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7.35cm" fo:margin-left="-0.095cm" fo:margin-top="0cm" fo:margin-bottom="0cm" table:align="left"/>
    </style:style>
    <style:style style:name="Table1.A" style:family="table-column">
      <style:table-column-properties style:column-width="6.668cm"/>
    </style:style>
    <style:style style:name="Table1.B" style:family="table-column">
      <style:table-column-properties style:column-width="10.68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49cm" fo:border="1pt solid #000001"/>
    </style:style>
    <style:style style:name="Table1.A5" style:family="table-cell">
      <style:table-cell-properties style:vertical-align="middle" fo:padding="0.049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officeooo:paragraph-rsid="001cdb11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style:font-name="Liberation Serif" fo:font-size="12pt" officeooo:paragraph-rsid="0015a3d0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officeooo:paragraph-rsid="0019ee26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9ee26" style:font-name-asian="Times New Roman2" style:font-size-asian="12pt" style:font-style-asian="normal" style:font-weight-asian="normal" style:font-name-complex="Times New Roman2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9e607" style:font-name-asian="Times New Roman2" style:font-size-asian="12pt" style:font-style-asian="normal" style:font-weight-asian="normal" style:font-name-complex="Times New Roman2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cdb11" style:font-name-asian="Times New Roman2" style:font-size-asian="12pt" style:font-style-asian="normal" style:font-weight-asian="normal" style:font-name-complex="Times New Roman2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9f69b9" officeooo:paragraph-rsid="0018bc5a" style:font-name-asian="Times New Roman2" style:font-size-asian="12pt" style:font-style-asian="normal" style:font-weight-asian="normal" style:font-name-complex="Times New Roman2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9f69b9" officeooo:paragraph-rsid="0019e607" style:font-name-asian="Times New Roman2" style:font-size-asian="12pt" style:font-style-asian="normal" style:font-weight-asian="normal" style:font-name-complex="Times New Roman2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9f69b9" officeooo:paragraph-rsid="0019ee26" style:font-name-asian="Times New Roman2" style:font-size-asian="12pt" style:font-style-asian="normal" style:font-weight-asian="normal" style:font-name-complex="Times New Roman2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9f69b9" officeooo:paragraph-rsid="001b7057" style:font-name-asian="Times New Roman2" style:font-size-asian="12pt" style:font-style-asian="normal" style:font-weight-asian="normal" style:font-name-complex="Times New Roman2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2pt" fo:font-style="normal" style:text-underline-style="none" fo:font-weight="normal" officeooo:rsid="001b7057" officeooo:paragraph-rsid="001b7057" style:font-name-asian="Verdana1" style:font-size-asian="12pt" style:font-style-asian="normal" style:font-weight-asian="normal" style:font-name-complex="Verdana1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rsid="009f69b9" officeooo:paragraph-rsid="0018bc5a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rsid="001b7057" officeooo:paragraph-rsid="001b7057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6a4f8" fo:background-color="#ffffff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6a4f8" fo:background-color="#ffcc99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font-size="12pt" officeooo:rsid="001b7057" officeooo:paragraph-rsid="001b7057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d6a4f8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officeooo:paragraph-rsid="0019e607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officeooo:paragraph-rsid="0019ee26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officeooo:paragraph-rsid="001cdb11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72766" style:font-name-asian="Times New Roman2" style:font-size-asian="12pt" style:font-style-asian="normal" style:font-weight-asian="normal" style:font-name-complex="Times New Roman2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9ee26" style:font-name-asian="Times New Roman2" style:font-size-asian="12pt" style:font-style-asian="normal" style:font-weight-asian="normal" style:font-name-complex="Times New Roman2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9f69b9" officeooo:paragraph-rsid="001b7057" style:font-name-asian="Times New Roman2" style:font-size-asian="12pt" style:font-style-asian="normal" style:font-weight-asian="normal" style:font-name-complex="Times New Roman2" style:font-size-complex="12pt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d6a4f8" fo:background-color="#ffffff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keep-with-next="auto"/>
    </style:style>
    <style:style style:name="P35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</style:style>
    <style:style style:name="P3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officeooo:paragraph-rsid="0019e607"/>
    </style:style>
    <style:style style:name="P37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officeooo:paragraph-rsid="001b7057"/>
    </style:style>
    <style:style style:name="P38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officeooo:paragraph-rsid="001cdb11"/>
    </style:style>
    <style:style style:name="P39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40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1cdb11" style:font-name-asian="Times New Roman2" style:font-size-asian="12pt" style:font-style-asian="normal" style:font-weight-asian="normal" style:font-name-complex="Times New Roman2" style:font-size-complex="12pt"/>
    </style:style>
    <style:style style:name="P41" style:family="paragraph" style:parent-style-name="Text_20_body">
      <style:paragraph-properties fo:margin-left="0cm" fo:margin-right="0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  <style:text-properties officeooo:paragraph-rsid="0015a3d0"/>
    </style:style>
    <style:style style:name="P42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officeooo:paragraph-rsid="0019e607"/>
    </style:style>
    <style:style style:name="P43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officeooo:paragraph-rsid="001b7057"/>
    </style:style>
    <style:style style:name="P44" style:family="paragraph" style:parent-style-name="Standard">
      <style:paragraph-properties fo:margin-left="0cm" fo:margin-right="0.004cm" fo:margin-top="0cm" fo:margin-bottom="0.499cm" style:contextual-spacing="false" fo:line-height="100%" fo:text-align="start" style:justify-single-word="false" fo:keep-together="auto" fo:orphans="2" fo:widows="2" fo:text-indent="0cm" style:auto-text-indent="false" fo:keep-with-next="auto"/>
    </style:style>
    <style:style style:name="P45" style:family="paragraph" style:parent-style-name="Standard">
      <style:paragraph-properties fo:margin-left="0cm" fo:margin-right="-2.014cm" fo:margin-top="0cm" fo:margin-bottom="0cm" style:contextual-spacing="false" fo:text-indent="0cm" style:auto-text-indent="false"/>
    </style:style>
    <style:style style:name="P46" style:family="paragraph" style:parent-style-name="Standard">
      <style:paragraph-properties fo:margin-top="0cm" fo:margin-bottom="0.499cm" style:contextual-spacing="false" fo:line-height="100%"/>
      <style:text-properties fo:font-variant="normal" fo:text-transform="none"/>
    </style:style>
    <style:style style:name="P47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8801b" fo:background-color="#ffffff" style:font-size-asian="12pt" style:font-size-complex="12pt"/>
    </style:style>
    <style:style style:name="P48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49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16783e6" fo:background-color="#ffffff" style:font-size-asian="12pt" style:font-size-complex="12pt"/>
    </style:style>
    <style:style style:name="P50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cc99" style:font-size-asian="12pt" style:font-size-complex="12pt"/>
    </style:style>
    <style:style style:name="P51" style:family="paragraph" style:parent-style-name="Text_20_body">
      <style:paragraph-properties fo:margin-top="0cm" fo:margin-bottom="0.499cm" style:contextual-spacing="false"/>
      <style:text-properties style:font-name="Liberation Serif" fo:font-size="12pt" officeooo:paragraph-rsid="00d6a4f8" fo:background-color="#ffffff" style:font-size-asian="12pt" style:font-size-complex="12pt"/>
    </style:style>
    <style:style style:name="P52" style:family="paragraph" style:parent-style-name="Text_20_body">
      <style:paragraph-properties fo:margin-top="0cm" fo:margin-bottom="0.499cm" style:contextual-spacing="false"/>
      <style:text-properties style:font-name="Liberation Serif" fo:font-size="12pt" officeooo:paragraph-rsid="00d8801b" fo:background-color="#ffffff" style:font-size-asian="12pt" style:font-size-complex="12pt"/>
    </style:style>
    <style:style style:name="P53" style:family="paragraph" style:parent-style-name="Text_20_body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54" style:family="paragraph" style:parent-style-name="Text_20_body">
      <style:paragraph-properties fo:margin-top="0cm" fo:margin-bottom="0.499cm" style:contextual-spacing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16783e6" style:text-blinking="false" fo:background-color="transparent" style:font-size-asian="12pt" style:font-size-complex="12pt"/>
    </style:style>
    <style:style style:name="P55" style:family="paragraph" style:parent-style-name="Text_20_body">
      <style:text-properties officeooo:paragraph-rsid="00d8801b"/>
    </style:style>
    <style:style style:name="P56" style:family="paragraph" style:parent-style-name="Text_20_body">
      <style:text-properties officeooo:paragraph-rsid="00d935de"/>
    </style:style>
    <style:style style:name="P57" style:family="paragraph" style:parent-style-name="Heading_20_1">
      <style:paragraph-properties fo:margin-top="0.423cm" fo:margin-bottom="0.212cm" style:contextual-spacing="false"/>
      <style:text-properties fo:font-variant="normal" fo:text-transform="none"/>
    </style:style>
    <style:style style:name="P58" style:family="paragraph" style:parent-style-name="Standard" style:master-page-name="Standard">
      <style:paragraph-properties fo:margin-top="0cm" fo:margin-bottom="0cm" style:contextual-spacing="false" style:page-number="1"/>
    </style:style>
    <style:style style:name="P59" style:family="paragraph" style:parent-style-name="Standard" style:list-style-name="WWNum6">
      <style:paragraph-properties fo:margin-left="1.247cm" fo:margin-right="0cm" fo:margin-top="0cm" fo:margin-bottom="0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60" style:family="paragraph" style:parent-style-name="Standard" style:list-style-name="WWNum8">
      <style:paragraph-properties fo:margin-left="1.247cm" fo:margin-right="0cm" fo:margin-top="0cm" fo:margin-bottom="0cm" style:contextual-spacing="true" fo:line-height="100%" fo:text-align="start" style:justify-single-word="false" fo:keep-together="auto" fo:orphans="2" fo:widows="2" fo:text-indent="-0.499cm" style:auto-text-indent="false" fo:keep-with-next="auto"/>
    </style:style>
    <style:style style:name="P61" style:family="paragraph" style:parent-style-name="Standard" style:list-style-name="WWNum10">
      <style:paragraph-properties fo:margin-left="1.247cm" fo:margin-right="0cm" fo:margin-top="0cm" fo:margin-bottom="0cm" style:contextual-spacing="true" fo:line-height="100%" fo:text-align="start" style:justify-single-word="false" fo:keep-together="auto" fo:orphans="2" fo:widows="2" fo:text-indent="-0.499cm" style:auto-text-indent="false" fo:keep-with-next="auto"/>
    </style:style>
    <style:style style:name="P62" style:family="paragraph" style:parent-style-name="Standard" style:list-style-name="WWNum6">
      <style:paragraph-properties fo:margin-left="1.247cm" fo:margin-right="0cm" fo:margin-top="0cm" fo:margin-bottom="0cm" style:contextual-spacing="true" fo:line-height="100%" fo:text-align="start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f1717" officeooo:paragraph-rsid="001f1717" style:font-name-asian="Times New Roman2" style:font-size-asian="12pt" style:font-style-asian="normal" style:font-weight-asian="normal" style:font-name-complex="Times New Roman2" style:font-size-complex="12pt"/>
    </style:style>
    <style:style style:name="P63" style:family="paragraph" style:parent-style-name="Standard" style:list-style-name="WWNum6">
      <style:paragraph-properties fo:margin-left="1.247cm" fo:margin-right="0cm" fo:margin-top="0cm" fo:margin-bottom="0.499cm" style:contextual-spacing="true" fo:line-height="100%" fo:text-align="start" style:justify-single-word="false" fo:keep-together="auto" fo:orphans="2" fo:widows="2" fo:text-indent="-0.499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64" style:family="paragraph" style:parent-style-name="Standard" style:list-style-name="WWNum8">
      <style:paragraph-properties fo:margin-left="1.247cm" fo:margin-right="0cm" fo:margin-top="0cm" fo:margin-bottom="0.499cm" style:contextual-spacing="true" fo:line-height="100%" fo:text-align="start" style:justify-single-word="false" fo:keep-together="auto" fo:orphans="2" fo:widows="2" fo:text-indent="-0.499cm" style:auto-text-indent="false" fo:keep-with-next="auto"/>
    </style:style>
    <style:style style:name="P65" style:family="paragraph" style:parent-style-name="Standard" style:list-style-name="WWNum10">
      <style:paragraph-properties fo:margin-left="1.247cm" fo:margin-right="0cm" fo:margin-top="0cm" fo:margin-bottom="0.499cm" style:contextual-spacing="true" fo:line-height="100%" fo:text-align="start" style:justify-single-word="false" fo:keep-together="auto" fo:orphans="2" fo:widows="2" fo:text-indent="-0.499cm" style:auto-text-indent="false" fo:keep-with-next="auto"/>
    </style:style>
    <style:style style:name="P66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15b2a" officeooo:paragraph-rsid="00215b2a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 style:font-weight-complex="bold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Liberation Serif" fo:font-size="12pt" officeooo:rsid="001b7057" officeooo:paragraph-rsid="001b7057" style:font-size-asian="12pt" style:font-size-complex="12pt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369093" officeooo:paragraph-rsid="01f1fdd0" style:font-size-asian="12pt" style:font-size-complex="12pt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f1fdd0" officeooo:paragraph-rsid="01f1fdd0" style:font-size-asian="12pt" style:font-size-complex="12pt"/>
    </style:style>
    <style:style style:name="P72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style:font-size-asian="12pt" style:font-size-complex="12pt"/>
    </style:style>
    <style:style style:name="P73" style:family="paragraph" style:parent-style-name="Standard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2pt" fo:font-weight="bold" officeooo:rsid="010a130a" style:font-size-asian="12pt" style:font-weight-asian="bold" style:font-size-complex="12pt" style:font-weight-complex="bold"/>
    </style:style>
    <style:style style:name="P74" style:family="paragraph" style:parent-style-name="Table_20_Contents" style:list-style-name="L1">
      <style:paragraph-properties fo:margin-top="0cm" fo:margin-bottom="0cm" style:contextual-spacing="false" fo:line-height="100%"/>
    </style:style>
    <style:style style:name="P75" style:family="paragraph" style:parent-style-name="Table_20_Contents" style:list-style-name="L1">
      <style:paragraph-properties fo:margin-top="0cm" fo:margin-bottom="0cm" style:contextual-spacing="false" fo:line-height="100%"/>
      <style:text-properties style:font-name="Liberation Serif" fo:font-size="12pt" fo:font-weight="bold" style:font-size-asian="12pt" style:font-size-complex="12pt"/>
    </style:style>
    <style:style style:name="P76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fo:font-weight="bold" style:font-size-asian="12pt" style:font-size-complex="12pt"/>
    </style:style>
    <style:style style:name="P77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style:font-size-asian="12pt" style:font-size-complex="12pt"/>
    </style:style>
    <style:style style:name="P78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officeooo:paragraph-rsid="01f1fdd0" style:font-size-asian="12pt" style:font-size-complex="12pt"/>
    </style:style>
    <style:style style:name="P7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Verdana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1122a" style:font-name-asian="Times New Roman2" style:font-size-asian="12pt" style:font-style-asian="normal" style:font-weight-asian="normal" style:font-name-complex="Times New Roman2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2de1f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34497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2" style:font-size-asian="12pt" style:font-style-asian="normal" style:font-weight-asian="bold" style:font-name-complex="Times New Roman2" style:font-size-complex="12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style:text-underline-style="none" fo:font-weight="normal" style:font-name-asian="Times New Roman2" style:font-size-asian="12pt" style:font-weight-asian="normal" style:font-name-complex="Times New Roman2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2pt" style:text-underline-style="none" fo:font-weight="bold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2" style:font-size-asian="12pt" style:font-style-asian="italic" style:font-weight-asian="normal" style:font-name-complex="Times New Roman2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style:font-name-asian="Times New Roman2" style:font-size-asian="12pt" style:font-style-asian="italic" style:font-name-complex="Times New Roman2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style:text-underline-style="none" fo:font-weight="bold" style:font-name-asian="Times New Roman2" style:font-weight-asian="bold" style:font-name-complex="Times New Roman2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style:text-underline-style="none" fo:font-weight="normal" style:font-name-asian="Times New Roman2" style:font-weight-asian="normal" style:font-name-complex="Times New Roman2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tyle="italic" style:text-underline-style="none" fo:font-weight="normal" style:font-name-asian="Times New Roman2" style:font-style-asian="italic" style:font-weight-asian="normal" style:font-name-complex="Times New Roman2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tyle="italic" style:text-underline-style="none" fo:font-weight="bold" style:font-name-asian="Times New Roman2" style:font-style-asian="italic" style:font-weight-asian="bold" style:font-name-complex="Times New Roman2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Verdana" fo:font-size="10pt" style:text-underline-style="none" fo:font-weight="bold" style:font-name-asian="Verdana1" style:font-size-asian="10pt" style:font-weight-asian="bold" style:font-name-complex="Verdana1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Verdana" fo:font-size="10pt" style:text-underline-style="none" fo:font-weight="normal" style:font-name-asian="Verdana1" style:font-size-asian="10pt" style:font-weight-asian="normal" style:font-name-complex="Verdana1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italic" style:text-underline-style="none" fo:font-weight="normal" style:font-name-asian="Verdana1" style:font-size-asian="10pt" style:font-style-asian="italic" style:font-weight-asian="normal" style:font-name-complex="Verdana1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9f69b9" style:font-name-asian="Times New Roman2" style:font-size-asian="12pt" style:font-style-asian="normal" style:font-weight-asian="normal" style:font-name-complex="Times New Roman2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72766" style:font-name-asian="Times New Roman2" style:font-size-asian="12pt" style:font-style-asian="normal" style:font-weight-asian="normal" style:font-name-complex="Times New Roman2" style:font-size-complex="12pt"/>
    </style:style>
    <style:style style:name="T27" style:family="text">
      <style:text-properties fo:font-variant="normal" fo:text-transform="none" fo:font-weight="bold" style:font-weight-asian="bold"/>
    </style:style>
    <style:style style:name="T28" style:family="text">
      <style:text-properties fo:font-variant="normal" fo:text-transform="none" fo:font-style="italic" style:font-style-asian="italic"/>
    </style:style>
    <style:style style:name="T29" style:family="text">
      <style:text-properties fo:font-weight="bold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18f4dcc" style:font-weight-asian="bold" style:font-weight-complex="bold"/>
    </style:style>
    <style:style style:name="T33" style:family="text">
      <style:text-properties fo:font-weight="bold" officeooo:rsid="010a130a" style:font-weight-asian="bold" style:font-weight-complex="bold"/>
    </style:style>
    <style:style style:name="T34" style:family="text">
      <style:text-properties fo:font-weight="bold" officeooo:rsid="0255d75e" style:font-weight-asian="bold" style:font-weight-complex="bold"/>
    </style:style>
    <style:style style:name="T35" style:family="text">
      <style:text-properties fo:font-weight="bold" officeooo:rsid="0198a170" style:font-weight-asian="bold" style:font-weight-complex="bold"/>
    </style:style>
    <style:style style:name="T36" style:family="text">
      <style:text-properties fo:font-weight="bold" officeooo:rsid="01f1fdd0" style:font-weight-asian="bold" style:font-weight-complex="bold"/>
    </style:style>
    <style:style style:name="T37" style:family="text">
      <style:text-properties fo:font-weight="bold" fo:background-color="#ffffff" loext:char-shading-value="0"/>
    </style:style>
    <style:style style:name="T38" style:family="text">
      <style:text-properties fo:font-weight="bold" officeooo:rsid="01f1fdd0"/>
    </style:style>
    <style:style style:name="T39" style:family="text">
      <style:text-properties fo:font-style="italic" style:font-style-asian="italic"/>
    </style:style>
    <style:style style:name="T40" style:family="text">
      <style:text-properties officeooo:rsid="0154173b"/>
    </style:style>
    <style:style style:name="T41" style:family="text">
      <style:text-properties fo:background-color="#ffffff" loext:char-shading-value="0"/>
    </style:style>
    <style:style style:name="T42" style:family="text">
      <style:text-properties officeooo:rsid="014a2623" fo:background-color="#ffffff" loext:char-shading-value="0"/>
    </style:style>
    <style:style style:name="T43" style:family="text">
      <style:text-properties officeooo:rsid="0263684f"/>
    </style:style>
    <style:style style:name="T44" style:family="text">
      <style:text-properties officeooo:rsid="0014b051"/>
    </style:style>
    <style:style style:name="T45" style:family="text">
      <style:text-properties officeooo:rsid="0015a3d0"/>
    </style:style>
    <style:style style:name="T46" style:family="text">
      <style:text-properties style:font-name="Liberation Serif" fo:font-size="12pt" fo:font-weight="bold" style:font-size-asian="12pt" style:font-size-complex="12pt"/>
    </style:style>
    <style:style style:name="T47" style:family="text">
      <style:text-properties style:font-name="Liberation Serif" fo:font-size="12pt" fo:font-weight="bold" officeooo:rsid="01469bef" style:font-size-asian="12pt" style:font-size-complex="12pt"/>
    </style:style>
    <style:style style:name="T4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49" style:family="text">
      <style:text-properties style:font-name="Liberation Serif" fo:font-size="12pt" style:font-size-asian="12pt" style:font-size-complex="12pt"/>
    </style:style>
    <style:style style:name="T50" style:family="text">
      <style:text-properties style:font-name="Liberation Serif" officeooo:rsid="009f69b9"/>
    </style:style>
    <style:style style:name="T51" style:family="text">
      <style:text-properties style:font-name="Liberation Serif" officeooo:rsid="00172766"/>
    </style:style>
    <style:style style:name="T52" style:family="text">
      <style:text-properties style:font-weight-asian="bold" style:font-weight-complex="bold"/>
    </style:style>
    <style:style style:name="T53" style:family="text">
      <style:text-properties style:font-name="Liberation Mono" fo:font-weight="bold" style:font-weight-asian="bold" style:font-weight-complex="bold"/>
    </style:style>
    <style:style style:name="T54" style:family="text">
      <style:text-properties style:font-name="Liberation Mono" fo:font-weight="bold" officeooo:rsid="01f1fdd0" style:font-weight-asian="bold" style:font-weight-complex="bold"/>
    </style:style>
    <style:style style:name="T55" style:family="text">
      <style:text-properties officeooo:rsid="007743e6"/>
    </style:style>
    <style:style style:name="T56" style:family="text">
      <style:text-properties officeooo:rsid="00172766"/>
    </style:style>
    <style:style style:name="T57" style:family="text">
      <style:text-properties officeooo:rsid="001b7057"/>
    </style:style>
    <style:style style:name="T58" style:family="text">
      <style:text-properties officeooo:rsid="001d150f"/>
    </style:style>
    <style:style style:name="T59" style:family="text">
      <style:text-properties officeooo:rsid="001f932c"/>
    </style:style>
    <style:style style:name="T60" style:family="text">
      <style:text-properties officeooo:rsid="01f1fdd0"/>
    </style:style>
    <style:style style:name="T61" style:family="text">
      <style:text-properties officeooo:rsid="0232768b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198a170" style:font-weight-asian="normal" style:font-weight-complex="normal"/>
    </style:style>
    <style:style style:name="T64" style:family="text">
      <style:text-properties officeooo:rsid="0255d7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57">Loading data from files - English</text:p>
      <text:p text:style-name="P1"/>
      <text:p text:style-name="P67">Title of script: Loading data files from files</text:p>
      <text:p text:style-name="P67">Author: Usha Viswanathan</text:p>
      <text:p text:style-name="P67">Keywords: video tutorial, read data, files, loadtxt, ipython</text:p>
      <text:p text:style-name="P34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Visual Cue</text:p>
          </table:table-cell>
          <table:table-cell table:style-name="Table1.A1" office:value-type="string">
            <text:p text:style-name="P7">Narration</text:p>
          </table:table-cell>
        </table:table-row>
        <table:table-row table:style-name="Table1.1">
          <table:table-cell table:style-name="Table1.A1" office:value-type="string">
            <text:p text:style-name="P39">Show Slide </text:p>
            <text:p text:style-name="P41">containing title, name of the production team along with the logo of MHRD </text:p>
          </table:table-cell>
          <table:table-cell table:style-name="Table1.A1" office:value-type="string">
            <text:p text:style-name="P9">Hello Friends and Welcome to the spoken tutorial on <text:span text:style-name="T31">"loading data from files".</text:span></text:p>
          </table:table-cell>
        </table:table-row>
        <table:table-row table:style-name="Table1.1">
          <table:table-cell table:style-name="Table1.A1" office:value-type="string">
            <text:p text:style-name="P39">Show Slide </text:p>
            <text:p text:style-name="P39">Learning objectives</text:p>
          </table:table-cell>
          <table:table-cell table:style-name="Table1.A1" office:value-type="string">
            <text:p text:style-name="P39">At the end of this tutorial you will <text:span text:style-name="T58">learn to</text:span>,</text:p>
            <text:p text:style-name="P39"><text:s/>Read data from files, which contain data in:</text:p>
            <text:list xml:id="list4429913214303038425" text:style-name="WWNum6">
              <text:list-item>
                <text:p text:style-name="P59">Single column format <text:s/></text:p>
                <text:p text:style-name="P62">Or</text:p>
              </text:list-item>
              <text:list-item>
                <text:p text:style-name="P63">Multiple columns separated by spaces or other delimiters</text:p>
              </text:list-item>
            </text:list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79">Show Slide </text:p>
            <text:p text:style-name="P79">System Requirements </text:p>
          </table:table-cell>
          <table:table-cell table:style-name="Table1.A1" office:value-type="string">
            <text:p text:style-name="P79">To record this tutorial, I am using </text:p>
            <text:list xml:id="list2467803173201324230" text:style-name="L2">
              <text:list-item>
                <text:p text:style-name="P77"><text:span text:style-name="T29">Ubuntu Linux 14.04</text:span> operating system</text:p>
              </text:list-item>
              <text:list-item>
                <text:p text:style-name="P76"><text:span text:style-name="T52">Python</text:span> <text:span text:style-name="T60">3.4.3</text:span></text:p>
              </text:list-item>
              <text:list-item>
                <text:p text:style-name="P78"><text:span text:style-name="T31">IPython</text:span><text:span text:style-name="T29"> </text:span><text:span text:style-name="T38">5.1.0</text:span>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39">Show Slide </text:p>
            <text:p text:style-name="P39">Pre-requisites</text:p>
          </table:table-cell>
          <table:table-cell table:style-name="Table1.A5" office:value-type="string">
            <text:p text:style-name="P39"/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2">[Terminal]</text:p>
            <text:p text:style-name="P73">ipython3</text:p>
            <text:p text:style-name="P72"/>
          </table:table-cell>
          <table:table-cell table:style-name="Table1.A1" office:value-type="string">
            <text:p text:style-name="P72"><text:span text:style-name="T61">Let us f</text:span>irst open the <text:span text:style-name="T31">Terminal </text:span><text:span text:style-name="T62">by pressing </text:span><text:span text:style-name="T31">Ctrl+Alt+</text:span><text:span text:style-name="T32">T</text:span><text:span text:style-name="T31"> </text:span><text:span text:style-name="T62">keys simultaneously</text:span>. </text:p>
            <text:p text:style-name="P72"/>
            <text:p text:style-name="P72"><text:span text:style-name="T61">Now, t</text:span>ype <text:span text:style-name="T33">ip</text:span><text:span text:style-name="T31">ython</text:span><text:span text:style-name="T34">3</text:span> and press <text:span text:style-name="T31">Enter</text:span>. </text:p>
          </table:table-cell>
        </table:table-row>
        <table:table-row table:style-name="Table1.1">
          <table:table-cell table:style-name="Table1.A1" office:value-type="string">
            <text:p text:style-name="P70">[IPython console]</text:p>
            <text:p text:style-name="P70"><text:span text:style-name="T31">%</text:span><text:span text:style-name="T36">pylab</text:span><text:span text:style-name="T31"> </text:span><text:span text:style-name="T63">and press </text:span><text:span text:style-name="T35">Enter.</text:span></text:p>
          </table:table-cell>
          <table:table-cell table:style-name="Table1.A1" office:value-type="string">
            <text:p text:style-name="P71">Let us initialise th<text:span text:style-name="T64">e</text:span> pylab package</text:p>
            <text:p text:style-name="P71"/>
            <text:p text:style-name="P71">Type <text:span text:style-name="T31">%pylab </text:span><text:span text:style-name="T62">and press</text:span><text:span text:style-name="T31"> Enter</text:span></text:p>
          </table:table-cell>
        </table:table-row>
        <table:table-row table:style-name="Table1.1">
          <table:table-cell table:style-name="Table1.A5" office:value-type="string">
            <text:p text:style-name="P19"/>
            <text:p text:style-name="P23"/>
            <text:p text:style-name="P5"><text:soft-page-break/></text:p>
          </table:table-cell>
          <table:table-cell table:style-name="Table1.A5" office:value-type="string">
            <text:p text:style-name="P9">Now, Let us begin with reading the file primes.txt.</text:p>
            <text:p text:style-name="P28"/>
            <text:p text:style-name="P9"><text:soft-page-break/>This file contains a list of prime numbers listed in a column.</text:p>
            <text:p text:style-name="P5"><text:span text:style-name="T3">Use the </text:span><text:span text:style-name="T7">loadtxt()</text:span><text:span text:style-name="T3"> command to do this.</text:span></text:p>
            <text:p text:style-name="P28"/>
            <text:p text:style-name="P9">Please make sure that you provide the correct path to the file, 'primes.txt'.</text:p>
            <text:p text:style-name="P28"/>
            <text:p text:style-name="P5"><text:span text:style-name="T3">The file, in our case, is present in the home fol</text:span>der. </text:p>
          </table:table-cell>
        </table:table-row>
        <table:table-row table:style-name="Table1.1">
          <table:table-cell table:style-name="Table1.A1" office:value-type="string">
            <text:p text:style-name="P13"><text:span text:style-name="T50">[</text:span><text:span text:style-name="T56">IPython </text:span><text:span text:style-name="T50">Terminal]</text:span></text:p>
            <text:p text:style-name="P29">Type</text:p>
            <text:p text:style-name="P5"><text:span text:style-name="T7">cat</text:span><text:span text:style-name="T30"> </text:span><text:span text:style-name="T7">primes.txt</text:span></text:p>
            <text:p text:style-name="P9">and press Enter</text:p>
          </table:table-cell>
          <table:table-cell table:style-name="Table1.A1" office:value-type="string">
            <text:p text:style-name="P5"/>
            <text:p text:style-name="P5">W<text:span text:style-name="T3">e can use the</text:span><text:span text:style-name="T7"> cat</text:span><text:span text:style-name="T3"> command to </text:span>fetch data from th<text:span text:style-name="T3">e file and display </text:span>it<text:span text:style-name="T3"> on the terminal.</text:span></text:p>
            <text:p text:style-name="P28"/>
            <text:p text:style-name="P5"><text:span text:style-name="T3">Type</text:span><text:span text:style-name="T11"> </text:span><text:span text:style-name="T10">cat</text:span><text:span text:style-name="T39">(space)</text:span><text:span text:style-name="T10">primes</text:span><text:span text:style-name="T11">(dot)</text:span><text:span text:style-name="T10">txt</text:span><text:span text:style-name="T11"> and</text:span><text:span text:style-name="T3"> </text:span><text:span text:style-name="T11">press</text:span><text:span text:style-name="T12"> </text:span><text:span text:style-name="T10">Enter</text:span></text:p>
          </table:table-cell>
        </table:table-row>
        <table:table-row table:style-name="Table1.1">
          <table:table-cell table:style-name="Table1.A1" office:value-type="string">
            <text:p text:style-name="P18">[<text:span text:style-name="T56">IPython </text:span>Terminal]</text:p>
            <text:p text:style-name="P5"><text:span text:style-name="T3">Type </text:span><text:span text:style-name="T7">primes = loadtxt(</text:span><text:span text:style-name="T30">“</text:span><text:span text:style-name="T7">primes.txt</text:span><text:span text:style-name="T30">”</text:span><text:span text:style-name="T7">)</text:span></text:p>
            <text:p text:style-name="P5"><text:span text:style-name="T3">and press </text:span><text:span text:style-name="T7">Enter</text:span></text:p>
          </table:table-cell>
          <table:table-cell table:style-name="Table1.A1" office:value-type="string">
            <text:p text:style-name="P5"><text:span text:style-name="T3">Now let us read this list into the variable</text:span><text:span text:style-name="T7"> primes</text:span><text:span text:style-name="T3">.</text:span></text:p>
            <text:p text:style-name="P5"/>
            <text:p text:style-name="P5"><text:span text:style-name="T3">Type</text:span><text:span text:style-name="T11"> </text:span><text:span text:style-name="T10">primes</text:span><text:span text:style-name="T11">(equal to)</text:span><text:span text:style-name="T10">loadtx</text:span><text:span text:style-name="T11">t(open bracket)(within </text:span><text:span text:style-name="T39">double</text:span><text:span text:style-name="T11"> quotes)</text:span><text:span text:style-name="T10">primes</text:span><text:span text:style-name="T11">(dot)</text:span><text:span text:style-name="T10">txt</text:span><text:span text:style-name="T11">(bracket close)and press</text:span><text:span text:style-name="T12"> </text:span><text:span text:style-name="T10">Enter.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0">[</text:span><text:span text:style-name="T56">IPython </text:span><text:span text:style-name="T50">Terminal]</text:span></text:p>
            <text:p text:style-name="P29">Type</text:p>
            <text:p text:style-name="P5"><text:span text:style-name="T7">print primes</text:span><text:span text:style-name="T3"> and press </text:span><text:span text:style-name="T7">Enter</text:span></text:p>
          </table:table-cell>
          <table:table-cell table:style-name="Table1.A1" office:value-type="string">
            <text:p text:style-name="P36"><text:span text:style-name="T7">primes</text:span><text:span text:style-name="T3"> is now a sequence of prime numbers, that was listed in the file, </text:span><text:span text:style-name="T7">primes.txt</text:span><text:span text:style-name="T3">. <text:s/></text:span></text:p>
            <text:p text:style-name="P42"><text:span text:style-name="T3">Now let us </text:span>display the contents in the variable <text:span text:style-name="T30">primes.</text:span></text:p>
            <text:p text:style-name="P1">N<text:span text:style-name="T1">ow type,</text:span><text:span text:style-name="T28"> </text:span><text:span text:style-name="T27">print</text:span><text:span text:style-name="T28">(space)</text:span><text:span text:style-name="T27">primes</text:span><text:span text:style-name="T1"> to see the sequence printed.</text:span></text:p>
          </table:table-cell>
        </table:table-row>
        <table:table-row table:style-name="Table1.1">
          <table:table-cell table:style-name="Table1.A1" office:value-type="string">
            <text:p text:style-name="P14">[<text:span text:style-name="T56">IPython </text:span>Terminal]</text:p>
            <text:p text:style-name="P28">Highlight the output on the terminal</text:p>
          </table:table-cell>
          <table:table-cell table:style-name="Table1.A1" office:value-type="string">
            <text:p text:style-name="P11">We observe that all the numbers end with a period. </text:p>
            <text:p text:style-name="P25"><text:span text:style-name="T3">This is so, because these numbers are actually read as</text:span><text:span text:style-name="T7"> floats.</text:span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span text:style-name="T3">Now, let us use the</text:span><text:span text:style-name="T7"> loadtxt</text:span><text:span text:style-name="T3"> command to read a file</text:span><text:span text:style-name="T7"> pendulum.txt.</text:span></text:p>
            <text:p text:style-name="P9">This file contains two columns of data.</text:p>
            <text:p text:style-name="P5"/>
            <text:p text:style-name="P5"><text:span text:style-name="T3">This </text:span>first column<text:span text:style-name="T3"> contains the length of the pendulum</text:span>. <text:span text:style-name="T3">The second column contains the corresponding time period.</text:span></text:p>
            <text:p text:style-name="P5"/>
            <text:p text:style-name="P5"><text:span text:style-name="T3">Note that here</text:span><text:span text:style-name="T7"> loadtxt</text:span><text:span text:style-name="T3"> needs both the columns to have equal number of rows.</text:span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5">[<text:span text:style-name="T56">IPython </text:span>Terminal]</text:p>
            <text:p text:style-name="P28">Type</text:p>
            <text:p text:style-name="P8">cat pendulum.txt</text:p>
            <text:p text:style-name="P5"/>
            <text:p text:style-name="P5"><text:span text:style-name="T3">and press</text:span><text:span text:style-name="T7"> Enter</text:span></text:p>
          </table:table-cell>
          <table:table-cell table:style-name="Table1.A1" office:value-type="string">
            <text:p text:style-name="P5"><text:span text:style-name="T3">We use the</text:span><text:span text:style-name="T7"> cat</text:span><text:span text:style-name="T3"> command to view the contents of this file.</text:span></text:p>
            <text:p text:style-name="P5"/>
            <text:p text:style-name="P1">Type <text:span text:style-name="T30">cat</text:span><text:span text:style-name="T39">(space)</text:span><text:span text:style-name="T30">pendulum</text:span><text:span text:style-name="T39">(dot)</text:span><text:span text:style-name="T30">txt </text:span>and press<text:span text:style-name="T30"> Enter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50">[</text:span><text:span text:style-name="T51">IPython </text:span><text:span text:style-name="T50">Terminal]</text:span></text:p>
            <text:p text:style-name="P30">Type</text:p>
            <text:p text:style-name="P5"><text:span text:style-name="T7">pend=loadtxt(</text:span><text:span text:style-name="T30">“</text:span><text:span text:style-name="T7">pendulum.txt</text:span><text:span text:style-name="T30">”</text:span><text:span text:style-name="T7">)</text:span></text:p>
            <text:p text:style-name="P9">and press Enter</text:p>
          </table:table-cell>
          <table:table-cell table:style-name="Table1.A1" office:value-type="string">
            <text:p text:style-name="P5"><text:span text:style-name="T3">Let us, now, read the data into the variable</text:span><text:span text:style-name="T7"> pend</text:span><text:span text:style-name="T3">. </text:span></text:p>
            <text:p text:style-name="P5"/>
            <text:p text:style-name="P5"><text:span text:style-name="T3">Type </text:span><text:span text:style-name="T7">pend</text:span><text:span text:style-name="T11">(equal to)</text:span><text:span text:style-name="T10">loadtxt</text:span><text:span text:style-name="T11">(open bracket)(within </text:span><text:span text:style-name="T39">double</text:span><text:span text:style-name="T11"> </text:span><text:span text:style-name="T39">q</text:span><text:span text:style-name="T11">uotes)</text:span><text:span text:style-name="T10">pendulum</text:span><text:span text:style-name="T11">(dot)</text:span><text:span text:style-name="T10">txt</text:span><text:span text:style-name="T11">(bracket close) </text:span><text:span text:style-name="T9">and</text:span><text:span text:style-name="T11"> press</text:span><text:span text:style-name="T12"> Enter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5">[</text:span><text:span text:style-name="T26">IPython </text:span><text:span text:style-name="T25">Terminal]</text:span></text:p>
            <text:p text:style-name="P26"/>
            <text:p text:style-name="P26"><text:soft-page-break/><text:span text:style-name="T3">print</text:span><text:span text:style-name="T7"> pend</text:span></text:p>
            <text:p text:style-name="P5"><text:span text:style-name="T3">and press </text:span><text:span text:style-name="T7">Enter</text:span></text:p>
          </table:table-cell>
          <table:table-cell table:style-name="Table1.A1" office:value-type="string">
            <text:p text:style-name="P5"><text:span text:style-name="T3">Let us now print the variable</text:span><text:span text:style-name="T7"> pend</text:span><text:span text:style-name="T3"> and see what it contains.</text:span></text:p>
          </table:table-cell>
        </table:table-row>
        <table:table-row table:style-name="Table1.1">
          <table:table-cell table:style-name="Table1.A1" office:value-type="string">
            <text:p text:style-name="P5"/>
            <text:p text:style-name="P15"/>
            <text:p text:style-name="P5"/>
            <text:p text:style-name="P15">[<text:span text:style-name="T56">IPython </text:span>Terminal]</text:p>
            <text:p text:style-name="P5"/>
            <text:p text:style-name="P5"><text:span text:style-name="T3">Type </text:span><text:span text:style-name="T7">L</text:span><text:span text:style-name="T3">,</text:span><text:span text:style-name="T7">T</text:span><text:span text:style-name="T3">=</text:span><text:span text:style-name="T7">loadtxt(</text:span><text:span text:style-name="T30">“</text:span><text:span text:style-name="T7">pendulum.txt</text:span><text:span text:style-name="T30">”</text:span><text:span text:style-name="T7">, unpack=True)</text:span></text:p>
            <text:p text:style-name="P5"/>
            <text:p text:style-name="P9">and press Enter</text:p>
          </table:table-cell>
          <table:table-cell table:style-name="Table1.A1" office:value-type="string">
            <text:p text:style-name="P5"><text:span text:style-name="T3">Notice that</text:span><text:span text:style-name="T7"> pend</text:span><text:span text:style-name="T3"> is not a simple sequence like</text:span><text:span text:style-name="T7"> primes</text:span><text:span text:style-name="T3">.</text:span></text:p>
            <text:p text:style-name="P5"><text:span text:style-name="T3">It has two sequences containing </text:span>two<text:span text:style-name="T3"> columns of the data file.</text:span></text:p>
            <text:p text:style-name="P5">L<text:span text:style-name="T3">et us use an additional argument of the</text:span><text:span text:style-name="T7"> loadtxt</text:span><text:span text:style-name="T3"> command. This will read the data into two separate, simple sequences.</text:span></text:p>
            <text:p text:style-name="P5"/>
            <text:p text:style-name="P5"><text:span text:style-name="T3">Type </text:span><text:span text:style-name="T7">L</text:span><text:span text:style-name="T3">(comma)</text:span><text:span text:style-name="T7">T</text:span><text:span text:style-name="T11">(equal to)</text:span><text:span text:style-name="T10">loadtxt</text:span><text:span text:style-name="T13">(open </text:span><text:span text:style-name="T11">bracket)(inside </text:span><text:span text:style-name="T39">double </text:span><text:span text:style-name="T11">quotes)</text:span><text:span text:style-name="T10">pendulum</text:span><text:span text:style-name="T11">(dot)</text:span><text:span text:style-name="T10">txt</text:span><text:span text:style-name="T11">(comma)</text:span><text:span text:style-name="T10">unpack</text:span><text:span text:style-name="T11">(equal to)</text:span><text:span text:style-name="T10">True</text:span><text:span text:style-name="T11">(bracket close) </text:span><text:span text:style-name="T9">and press</text:span><text:span text:style-name="T12"> Enter</text:span></text:p>
          </table:table-cell>
        </table:table-row>
        <table:table-row table:style-name="Table1.1">
          <table:table-cell table:style-name="Table1.A1" office:value-type="string">
            <text:p text:style-name="P15">[<text:span text:style-name="T56">IPython </text:span>Terminal]</text:p>
            <text:p text:style-name="P35"><text:span text:style-name="T3">Type print</text:span><text:span text:style-name="T7"> L</text:span></text:p>
            <text:p text:style-name="P35"><text:span text:style-name="T18">print</text:span><text:span text:style-name="T19"> T</text:span></text:p>
            <text:p text:style-name="P39">and press Enter</text:p>
          </table:table-cell>
          <table:table-cell table:style-name="Table1.A1" office:value-type="string">
            <text:p text:style-name="P5"><text:span text:style-name="T3">Let us now, print the variables</text:span><text:span text:style-name="T7"> L</text:span><text:span text:style-name="T3"> and</text:span><text:span text:style-name="T7"> T</text:span><text:span text:style-name="T3">, to see what they contain.</text:span></text:p>
            <text:p text:style-name="P5"/>
            <text:p text:style-name="P5"><text:span text:style-name="T3">Type</text:span><text:span text:style-name="T11"> </text:span><text:span text:style-name="T10">print</text:span><text:span text:style-name="T11">(space)</text:span><text:span text:style-name="T10">L</text:span></text:p>
            <text:p text:style-name="P5"><text:span text:style-name="T3">Type</text:span><text:span text:style-name="T11"> </text:span><text:span text:style-name="T10">print</text:span><text:span text:style-name="T11">(space)</text:span><text:span text:style-name="T10">T </text:span><text:span text:style-name="T3">and press</text:span><text:span text:style-name="T7"> Enter</text:span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<text:span text:style-name="T3">Notice, that</text:span><text:span text:style-name="T7"> L</text:span><text:span text:style-name="T3"> and</text:span><text:span text:style-name="T7"> T</text:span><text:span text:style-name="T3"> now contain the first and second columns of data from the data file,</text:span><text:span text:style-name="T7"> pendulum.txt.</text:span></text:p>
            <text:p text:style-name="P9">These are both simple sequences.</text:p>
            <text:p text:style-name="P5"><text:span text:style-name="T7">unpack(equal to)True</text:span><text:span text:style-name="T3"> has made the two columns into two separate sequences.</text:span></text:p>
          </table:table-cell>
        </table:table-row>
        <table:table-row table:style-name="Table1.1">
          <table:table-cell table:style-name="Table1.A1" office:value-type="string">
            <text:p text:style-name="P39">Show Slide 4</text:p>
            <text:p text:style-name="P39">Assignment 1</text:p>
          </table:table-cell>
          <table:table-cell table:style-name="Table1.A1" office:value-type="string">
            <text:p text:style-name="P35"><text:span text:style-name="T3">Till now, we have learnt the basic use of the</text:span><text:span text:style-name="T7"> loadtxt</text:span><text:span text:style-name="T3"> command. Let us try an example.</text:span></text:p>
            <text:p text:style-name="P39">Pause the video here and try out the following exercise and resume the video.</text:p>
            <text:p text:style-name="P37"><text:span text:style-name="T3">Read the </text:span><text:span text:style-name="T4">data from the </text:span><text:span text:style-name="T3">file</text:span><text:span text:style-name="T7"> pendulum</text:span><text:span text:style-name="T13">(underscore)</text:span><text:span text:style-name="T7">semicolon</text:span><text:span text:style-name="T39">(dot)</text:span><text:span text:style-name="T7">txt. </text:span></text:p>
            <text:p text:style-name="P66">This file contains data in two columns. These columns are separated by semi-colons.</text:p>
            <text:p text:style-name="P43"><text:span text:style-name="T3">Use the</text:span><text:span text:style-name="T7"> IPython</text:span><text:span text:style-name="T3"> help to see how to do this.</text:span></text:p>
          </table:table-cell>
        </table:table-row>
        <table:table-row table:style-name="Table1.1">
          <table:table-cell table:style-name="Table1.A1" office:value-type="string">
            <text:p text:style-name="P16">[<text:span text:style-name="T56">IPython </text:span>Terminal]</text:p>
            <text:p text:style-name="P31"/>
            <text:p text:style-name="P17">Type</text:p>
            <text:p text:style-name="P5"><text:span text:style-name="T7">L, T = loadtxt(</text:span><text:span text:style-name="T30">“</text:span><text:span text:style-name="T7">pendulum_semicolon.txt</text:span><text:span text:style-name="T30">”</text:span><text:span text:style-name="T7">, unpack=True,delimiter=';')</text:span></text:p>
            <text:p text:style-name="P5"/>
            <text:p text:style-name="P5"/>
          </table:table-cell>
          <table:table-cell table:style-name="Table1.A1" office:value-type="string">
            <text:p text:style-name="P5">Let us look at the solution. Switch to the terminal.</text:p>
            <text:p text:style-name="P5"/>
            <text:p text:style-name="P5"><text:span text:style-name="T3">Type</text:span><text:span text:style-name="T11"> </text:span><text:span text:style-name="T10">L</text:span><text:span text:style-name="T11">(comma)</text:span><text:span text:style-name="T10">T</text:span><text:span text:style-name="T11">(equal to)</text:span><text:span text:style-name="T10">loadtxt</text:span><text:span text:style-name="T11">(open bracket)(</text:span><text:span text:style-name="T39">within double </text:span><text:span text:style-name="T11">quotes)</text:span><text:span text:style-name="T10">pendulum</text:span><text:span text:style-name="T11">(underscore)</text:span><text:span text:style-name="T10">semocolon</text:span><text:span text:style-name="T11">(dot)</text:span><text:span text:style-name="T10">txt</text:span><text:span text:style-name="T11">(comma)</text:span><text:span text:style-name="T10">unpack</text:span><text:span text:style-name="T11">(equal to)</text:span><text:span text:style-name="T10">True</text:span><text:span text:style-name="T11">(comma)</text:span><text:span text:style-name="T10">delimiter</text:span><text:span text:style-name="T13">(equal to)</text:span><text:span text:style-name="T11">(within </text:span><text:span text:style-name="T39">double</text:span><text:span text:style-name="T11"> quotes)</text:span><text:span text:style-name="T10">semicolon</text:span><text:span text:style-name="T11">(bracket close).</text:span></text:p>
            <text:p text:style-name="P5"/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6">[<text:span text:style-name="T56">IPython </text:span>Terminal]</text:p>
            <text:p text:style-name="P28"><text:soft-page-break/>Type</text:p>
            <text:p text:style-name="P5"><text:span text:style-name="T3">print</text:span><text:span text:style-name="T7"> L</text:span></text:p>
            <text:p text:style-name="P9">and press Enter</text:p>
            <text:p text:style-name="P16">[<text:span text:style-name="T56">IPython </text:span>Terminal]</text:p>
            <text:p text:style-name="P9">Type</text:p>
            <text:p text:style-name="P35"><text:span text:style-name="T3">print</text:span><text:span text:style-name="T7"> T</text:span></text:p>
            <text:p text:style-name="P35"><text:span text:style-name="T3">and press</text:span><text:span text:style-name="T7"> Enter</text:span></text:p>
          </table:table-cell>
          <table:table-cell table:style-name="Table1.A1" office:value-type="string">
            <text:p text:style-name="P5"><text:span text:style-name="T3">Then Type</text:span><text:span text:style-name="T11"> </text:span><text:span text:style-name="T10">print</text:span><text:span text:style-name="T18">(space)</text:span><text:span text:style-name="T10">L</text:span><text:span text:style-name="T18"> and press </text:span><text:span text:style-name="T19">Enter.</text:span></text:p>
            <text:p text:style-name="P5"><text:soft-page-break/></text:p>
            <text:p text:style-name="P5"><text:span text:style-name="T20">print</text:span><text:span text:style-name="T18">(space)</text:span><text:span text:style-name="T19">T </text:span><text:span text:style-name="T11">and press</text:span><text:span text:style-name="T3"> </text:span><text:span text:style-name="T7">Enter. </text:span></text:p>
            <text:p text:style-name="P5"/>
            <text:p text:style-name="P35">This will display the contents inside the two variables <text:span text:style-name="T30">L</text:span> and <text:span text:style-name="T30">T.</text:span></text:p>
          </table:table-cell>
        </table:table-row>
        <table:table-row table:style-name="Table1.1">
          <table:table-cell table:style-name="Table1.A1" office:value-type="string">
            <text:p text:style-name="P39"/>
            <text:p text:style-name="P39">Summary slide</text:p>
          </table:table-cell>
          <table:table-cell table:style-name="Table1.A1" office:value-type="string">
            <text:p text:style-name="P35"><text:span text:style-name="T3">This brings us to the end of this tutorial. In this tutorial, we have learnt</text:span>:</text:p>
            <text:p text:style-name="P35"><text:span text:style-name="T5">T</text:span><text:span text:style-name="T3">o read data from files</text:span> using the <text:span text:style-name="T30">loadtxt()</text:span> command.</text:p>
            <text:p text:style-name="P5">The data can be in </text:p>
            <text:list xml:id="list1907827069235278674" text:style-name="WWNum8">
              <text:list-item>
                <text:p text:style-name="P60">A<text:span text:style-name="T3"> single column format</text:span></text:p>
              </text:list-item>
            </text:list>
            <text:p text:style-name="P5">or</text:p>
            <text:list xml:id="list115023452356651" text:continue-numbering="true" text:style-name="WWNum8">
              <text:list-item>
                <text:p text:style-name="P64"><text:span text:style-name="T3">Multiple column</text:span> format<text:span text:style-name="T3">, separated by spaces or other delimiters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39"/>
            <text:p text:style-name="P39"><text:line-break/>Evaluation slide</text:p>
          </table:table-cell>
          <table:table-cell table:style-name="Table1.A1" office:value-type="string">
            <text:p text:style-name="P39">Here are some self assessment questions for you to solve</text:p>
            <text:list xml:id="list7451903526375523969" text:style-name="WWNum10">
              <text:list-item>
                <text:p text:style-name="P61"><text:span text:style-name="T7">loadtxt</text:span><text:span text:style-name="T3"> can read data </text:span><text:span text:style-name="T6">only </text:span><text:span text:style-name="T3">from a file with one column Is it True or False?</text:span></text:p>
              </text:list-item>
              <text:list-item>
                <text:p text:style-name="P61"><text:span text:style-name="T3">Given a file</text:span><text:span text:style-name="T7"> data.txt</text:span><text:span text:style-name="T3"> with three columns of data separated by spaces, read it into 3 separate simple sequences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6"/>
            <text:p text:style-name="P39"><text:line-break/>Evaluation slide</text:p>
          </table:table-cell>
          <table:table-cell table:style-name="Table1.A1" office:value-type="string">
            <text:list xml:id="list115022462670552" text:continue-numbering="true" text:style-name="WWNum10">
              <text:list-item>
                <text:p text:style-name="P65"><text:span text:style-name="T3">Given a file</text:span><text:span text:style-name="T7"> data.txt</text:span><text:span text:style-name="T3"> with three columns of data separated by ":", read it into 3 separate simple sequences.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0">Solution Slide </text:p>
            <text:p text:style-name="P39"/>
          </table:table-cell>
          <table:table-cell table:style-name="Table1.A1" office:value-type="string">
            <text:p text:style-name="P39">Now let us look at the answers,</text:p>
            <text:p text:style-name="P12">The answer to the first question is False. </text:p>
            <text:p text:style-name="P27"/>
            <text:p text:style-name="P27"><text:span text:style-name="T3">The</text:span><text:span text:style-name="T23"> </text:span><text:span text:style-name="T24">loadtxt</text:span><text:span text:style-name="T31">() </text:span><text:span text:style-name="T3">command can read data from files having <text:s/>single columns as well as multiple columns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57">S</text:span>olutions <text:s/>Slide </text:p>
            <text:p text:style-name="P35"/>
          </table:table-cell>
          <table:table-cell table:style-name="Table1.A1" office:value-type="string">
            <text:p text:style-name="P44">To separate data into three columns, we<text:span text:style-name="T3"> use the</text:span><text:span text:style-name="T8"> loadtxt</text:span><text:span text:style-name="T31">()</text:span> <text:span text:style-name="T3">command as follows,</text:span></text:p>
            <text:p text:style-name="P35"><text:span text:style-name="T10">x</text:span><text:span text:style-name="T20">(</text:span><text:span text:style-name="T22">equal to)</text:span><text:span text:style-name="T10">loadtxt</text:span><text:span text:style-name="T22">(within brackets and double quotes</text:span><text:span text:style-name="T18">)</text:span><text:span text:style-name="T10">data</text:span><text:span text:style-name="T22">(dot</text:span><text:span text:style-name="T18">)</text:span><text:span text:style-name="T11">txt</text:span><text:span text:style-name="T18">(</text:span><text:span text:style-name="T22">comma</text:span><text:span text:style-name="T18">)</text:span><text:span text:style-name="T10">unpack</text:span><text:span text:style-name="T18">(equal to)</text:span><text:span text:style-name="T10">True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57">S</text:span>olutions Slide </text:p>
          </table:table-cell>
          <table:table-cell table:style-name="Table1.A1" office:value-type="string">
            <text:p text:style-name="P39">The answer to the third question, if a file with three columns of data separated by delimiters,we read it into three separate <text:soft-page-break/>sequences by using an additional argument of delimiter in the loadtxt command</text:p>
            <text:p text:style-name="P35"><text:span text:style-name="T10">x</text:span><text:span text:style-name="T21">(</text:span><text:span text:style-name="T22">equal to</text:span><text:span text:style-name="T21">)</text:span><text:span text:style-name="T10">loadtxt</text:span><text:span text:style-name="T21">(</text:span><text:span text:style-name="T22">open bracket and within double quotes</text:span><text:span text:style-name="T21">)</text:span><text:span text:style-name="T10">data</text:span><text:span text:style-name="T22">(dot)</text:span><text:span text:style-name="T10">txt</text:span><text:span text:style-name="T21">(</text:span><text:span text:style-name="T22">comma)</text:span><text:span text:style-name="T10">unpack</text:span><text:span text:style-name="T22">(equal to)</text:span><text:span text:style-name="T10">True</text:span><text:span text:style-name="T22">(comma)</text:span><text:span text:style-name="T20">delimiter</text:span><text:span text:style-name="T22">(equal to</text:span><text:span text:style-name="T21">)</text:span><text:span text:style-name="T22">(within double quotes)</text:span><text:span text:style-name="T20">semicolon</text:span><text:span text:style-name="T21">(</text:span><text:span text:style-name="T22">close bracket</text:span><text:span text:style-name="T21">)</text:span></text:p>
          </table:table-cell>
        </table:table-row>
        <table:table-row table:style-name="Table1.1">
          <table:table-cell table:style-name="Table1.A1" office:value-type="string">
            <text:p text:style-name="P20">Show Slide </text:p>
            <text:p text:style-name="P32">About the Spoken Tutorial Project </text:p>
            <text:p text:style-name="P21"/>
          </table:table-cell>
          <table:table-cell table:style-name="Table1.A1" office:value-type="string">
            <text:p text:style-name="P24">Th<text:span text:style-name="T40">e video in the following link </text:span>summarises the Spoken Tutorial project. </text:p>
            <text:p text:style-name="P24"/>
            <text:p text:style-name="P51">If you do not have good bandwidth, you may download and watch it. </text:p>
          </table:table-cell>
        </table:table-row>
        <table:table-row table:style-name="Table1.1">
          <table:table-cell table:style-name="Table1.A1" office:value-type="string">
            <text:p text:style-name="P47">Show Slide</text:p>
            <text:p text:style-name="P47">Spoken tutorial workshops </text:p>
          </table:table-cell>
          <table:table-cell table:style-name="Table1.A1" office:value-type="string">
            <text:p text:style-name="P47">We conduct workshops using Spoken Tutorials. </text:p>
            <text:p text:style-name="P55">Give Certificates. </text:p>
            <text:p text:style-name="P52">Please contact us. </text:p>
          </table:table-cell>
        </table:table-row>
        <table:table-row table:style-name="Table1.1">
          <table:table-cell table:style-name="Table1.A1" office:value-type="string">
            <text:p text:style-name="P48">Show Slide</text:p>
            <text:p text:style-name="P48">Forum </text:p>
          </table:table-cell>
          <table:table-cell table:style-name="Table1.A1" office:value-type="string">
            <text:p text:style-name="P50"><text:span text:style-name="T41">Do you have questions </text:span><text:span text:style-name="T42">o</text:span><text:span text:style-name="T41">n THIS </text:span><text:span text:style-name="T37">Spoken Tutorial?</text:span></text:p>
            <text:p text:style-name="P56">Choose the minute and second where you have the question. </text:p>
            <text:p text:style-name="P56">Explain your question briefly. </text:p>
            <text:p text:style-name="P56">Someone from the <text:span text:style-name="T29">FOSSEE</text:span> team will answer them. </text:p>
            <text:p text:style-name="P53">Please visit this site. </text:p>
          </table:table-cell>
        </table:table-row>
        <table:table-row table:style-name="Table1.1">
          <table:table-cell table:style-name="Table1.A1" office:value-type="string">
            <text:p text:style-name="P49">Show Slide</text:p>
            <text:p text:style-name="P49"><text:span text:style-name="T43">Fossee </text:span>Forum </text:p>
          </table:table-cell>
          <table:table-cell table:style-name="Table1.A1" office:value-type="string">
            <text:p text:style-name="P54">Do you have any general / technical questions?</text:p>
            <text:p text:style-name="P54">Please visit the forum given in the link.</text:p>
          </table:table-cell>
        </table:table-row>
        <table:table-row table:style-name="Table1.1">
          <table:table-cell table:style-name="Table1.A1" office:value-type="string">
            <text:p text:style-name="P48">Show Slide </text:p>
            <text:p text:style-name="P48">Textbook Companion </text:p>
          </table:table-cell>
          <table:table-cell table:style-name="Table1.A1" office:value-type="string">
            <text:p text:style-name="P48">The <text:span text:style-name="T29">FOSSEE </text:span>team coordinates coding of solved examples of popular books. </text:p>
            <text:p text:style-name="P56">We give honorarium and certificates for those who do this. </text:p>
            <text:p text:style-name="P53">For more details, please visit this site. </text:p>
          </table:table-cell>
        </table:table-row>
        <table:table-row table:style-name="Table1.1">
          <table:table-cell table:style-name="Table1.A1" office:value-type="string">
            <text:p text:style-name="P48">Show Slide</text:p>
            <text:p text:style-name="P48"><text:span text:style-name="T45">Acknowledgment</text:span> </text:p>
          </table:table-cell>
          <table:table-cell table:style-name="Table1.A1" office:value-type="string">
            <text:p text:style-name="P53">The Spoken Tutorial project is funded by NMEICT, MHRD, Govt. of India </text:p>
          </table:table-cell>
        </table:table-row>
        <table:table-row table:style-name="Table1.1">
          <table:table-cell table:style-name="Table1.A5" office:value-type="string">
            <text:p text:style-name="P48">Show Slide</text:p>
            <text:p text:style-name="P48"><text:soft-page-break/>Thank You</text:p>
          </table:table-cell>
          <table:table-cell table:style-name="Table1.A5" office:value-type="string">
            <text:p text:style-name="P53">This is <text:span text:style-name="T44">Usha</text:span> from IIT Bombay signing off. <text:s/>Thanks for <text:soft-page-break/>watching</text:p>
          </table:table-cell>
        </table:table-row>
      </table:table>
      <text:p text:style-name="P1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tru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212cm" style:contextual-spacing="true" fo:line-height="100%" fo:keep-with-next="always"/>
      <style:text-properties fo:font-variant="normal" fo:text-transform="none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style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style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style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style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style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style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2" style:font-family-asian="'Times New Roman'" style:font-family-generic-asian="system" style:font-pitch-asian="variable" style:font-size-asian="10pt" style:font-style-asian="normal" style:font-weight-asian="normal" style:font-name-complex="Times New Roman2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fo:font-family="Verdana" style:font-family-generic="swiss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fo:font-family="Verdana" style:font-family-generic="swiss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fo:font-family="Verdana" style:font-family-generic="swiss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fo:font-family="Verdana" style:font-family-generic="swiss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fo:font-family="Verdana" style:font-family-generic="swiss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fo:font-family="Verdana" style:font-family-generic="swiss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fo:font-family="Verdana" style:font-family-generic="swiss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fo:font-family="Verdana" style:font-family-generic="swiss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fo:font-family="Verdana" style:font-family-generic="swiss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fo:font-family="Verdana" style:font-family-generic="swiss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fo:font-family="Verdana" style:font-family-generic="swiss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fo:font-family="Verdana" style:font-family-generic="swiss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fo:font-family="Verdana" style:font-family-generic="swiss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fo:font-family="Verdana" style:font-family-generic="swiss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fo:font-family="Verdana" style:font-family-generic="swiss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fo:font-family="Verdana" style:font-family-generic="swiss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fo:font-family="Verdana" style:font-family-generic="swiss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fo:font-family="Verdana" style:font-family-generic="swiss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fo:font-family="Verdana" style:font-family-generic="swiss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fo:font-family="Verdana" style:font-family-generic="swiss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fo:font-family="Verdana" style:font-family-generic="swiss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fo:font-family="Verdana" style:font-family-generic="swiss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fo:font-family="Verdana" style:font-family-generic="swiss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fo:font-family="Verdana" style:font-family-generic="swiss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fo:font-family="Verdana" style:font-family-generic="swiss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fo:font-family="Verdana" style:font-family-generic="swiss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fo:font-family="Verdana" style:font-family-generic="swiss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fo:font-family="Verdana" style:font-family-generic="swiss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fo:font-family="Verdana" style:font-family-generic="swiss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fo:font-family="Verdana" style:font-family-generic="swiss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fo:font-family="Verdana" style:font-family-generic="swiss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fo:font-family="Verdana" style:font-family-generic="swiss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fo:font-family="Verdana" style:font-family-generic="swiss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fo:font-family="Verdana" style:font-family-generic="swiss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fo:font-family="Verdana" style:font-family-generic="swiss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fo:font-family="Verdana" style:font-family-generic="swiss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fo:font-family="Verdana" style:font-family-generic="swiss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fo:font-family="Verdana" style:font-family-generic="swiss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fo:font-family="Verdana" style:font-family-generic="swiss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fo:font-family="Verdana" style:font-family-generic="swiss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Times New Roman1"/>
      </text:list-level-style-bullet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margin-left="2.494cm"/>
        </style:list-level-properties>
      </text:list-level-style-number>
      <text:list-level-style-number text:level="3" text:style-name="ListLabel_20_2" style:num-suffix="." style:num-format="1">
        <style:list-level-properties text:list-level-position-and-space-mode="label-alignment">
          <style:list-level-label-alignment text:label-followed-by="listtab" fo:margin-left="3.741cm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margin-left="4.988cm"/>
        </style:list-level-properties>
      </text:list-level-style-number>
      <text:list-level-style-number text:level="5" text:style-name="ListLabel_20_2" style:num-suffix="." style:num-format="1">
        <style:list-level-properties text:list-level-position-and-space-mode="label-alignment">
          <style:list-level-label-alignment text:label-followed-by="listtab" fo:margin-left="6.235cm"/>
        </style:list-level-properties>
      </text:list-level-style-number>
      <text:list-level-style-number text:level="6" text:style-name="ListLabel_20_2" style:num-suffix="." style:num-format="1">
        <style:list-level-properties text:list-level-position-and-space-mode="label-alignment">
          <style:list-level-label-alignment text:label-followed-by="listtab" fo:margin-left="7.482cm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margin-left="8.729cm"/>
        </style:list-level-properties>
      </text:list-level-style-number>
      <text:list-level-style-number text:level="8" text:style-name="ListLabel_20_2" style:num-suffix="." style:num-format="1">
        <style:list-level-properties text:list-level-position-and-space-mode="label-alignment">
          <style:list-level-label-alignment text:label-followed-by="listtab" fo:margin-left="9.977cm"/>
        </style:list-level-properties>
      </text:list-level-style-number>
      <text:list-level-style-number text:level="9" text:style-name="ListLabel_20_2" style:num-suffix="." style:num-format="1">
        <style:list-level-properties text:list-level-position-and-space-mode="label-alignment">
          <style:list-level-label-alignment text:label-followed-by="listtab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fo:font-family="Verdana" style:font-family-generic="swiss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fo:font-family="Verdana" style:font-family-generic="swiss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fo:font-family="Verdana" style:font-family-generic="swiss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fo:font-family="Verdana" style:font-family-generic="swiss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fo:font-family="Verdana" style:font-family-generic="swiss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fo:font-family="Verdana" style:font-family-generic="swiss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fo:font-family="Verdana" style:font-family-generic="swiss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fo:font-family="Verdana" style:font-family-generic="swiss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margin-left="1.24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margin-left="2.494cm"/>
        </style:list-level-properties>
      </text:list-level-style-number>
      <text:list-level-style-number text:level="3" text:style-name="ListLabel_20_2" style:num-suffix="." style:num-format="1">
        <style:list-level-properties text:list-level-position-and-space-mode="label-alignment">
          <style:list-level-label-alignment text:label-followed-by="listtab" fo:margin-left="3.741cm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margin-left="4.988cm"/>
        </style:list-level-properties>
      </text:list-level-style-number>
      <text:list-level-style-number text:level="5" text:style-name="ListLabel_20_2" style:num-suffix="." style:num-format="1">
        <style:list-level-properties text:list-level-position-and-space-mode="label-alignment">
          <style:list-level-label-alignment text:label-followed-by="listtab" fo:margin-left="6.235cm"/>
        </style:list-level-properties>
      </text:list-level-style-number>
      <text:list-level-style-number text:level="6" text:style-name="ListLabel_20_2" style:num-suffix="." style:num-format="1">
        <style:list-level-properties text:list-level-position-and-space-mode="label-alignment">
          <style:list-level-label-alignment text:label-followed-by="listtab" fo:margin-left="7.482cm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margin-left="8.729cm"/>
        </style:list-level-properties>
      </text:list-level-style-number>
      <text:list-level-style-number text:level="8" text:style-name="ListLabel_20_2" style:num-suffix="." style:num-format="1">
        <style:list-level-properties text:list-level-position-and-space-mode="label-alignment">
          <style:list-level-label-alignment text:label-followed-by="listtab" fo:margin-left="9.977cm"/>
        </style:list-level-properties>
      </text:list-level-style-number>
      <text:list-level-style-number text:level="9" text:style-name="ListLabel_20_2" style:num-suffix="." style:num-format="1">
        <style:list-level-properties text:list-level-position-and-space-mode="label-alignment">
          <style:list-level-label-alignment text:label-followed-by="listtab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fo:font-family="Verdana" style:font-family-generic="swiss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fo:font-family="Verdana" style:font-family-generic="swiss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fo:font-family="Verdana" style:font-family-generic="swiss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fo:font-family="Verdana" style:font-family-generic="swiss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fo:font-family="Verdana" style:font-family-generic="swiss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fo:font-family="Verdana" style:font-family-generic="swiss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fo:font-family="Verdana" style:font-family-generic="swiss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fo:font-family="Verdana" style:font-family-generic="swiss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margin-left="1.247cm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fo:margin-left="2.494cm"/>
        </style:list-level-properties>
      </text:list-level-style-number>
      <text:list-level-style-number text:level="3" text:style-name="ListLabel_20_2" style:num-suffix="." style:num-format="1">
        <style:list-level-properties text:list-level-position-and-space-mode="label-alignment">
          <style:list-level-label-alignment text:label-followed-by="listtab" fo:margin-left="3.741cm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margin-left="4.988cm"/>
        </style:list-level-properties>
      </text:list-level-style-number>
      <text:list-level-style-number text:level="5" text:style-name="ListLabel_20_2" style:num-suffix="." style:num-format="1">
        <style:list-level-properties text:list-level-position-and-space-mode="label-alignment">
          <style:list-level-label-alignment text:label-followed-by="listtab" fo:margin-left="6.235cm"/>
        </style:list-level-properties>
      </text:list-level-style-number>
      <text:list-level-style-number text:level="6" text:style-name="ListLabel_20_2" style:num-suffix="." style:num-format="1">
        <style:list-level-properties text:list-level-position-and-space-mode="label-alignment">
          <style:list-level-label-alignment text:label-followed-by="listtab" fo:margin-left="7.482cm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margin-left="8.729cm"/>
        </style:list-level-properties>
      </text:list-level-style-number>
      <text:list-level-style-number text:level="8" text:style-name="ListLabel_20_2" style:num-suffix="." style:num-format="1">
        <style:list-level-properties text:list-level-position-and-space-mode="label-alignment">
          <style:list-level-label-alignment text:label-followed-by="listtab" fo:margin-left="9.977cm"/>
        </style:list-level-properties>
      </text:list-level-style-number>
      <text:list-level-style-number text:level="9" text:style-name="ListLabel_20_2" style:num-suffix="." style:num-format="1">
        <style:list-level-properties text:list-level-position-and-space-mode="label-alignment">
          <style:list-level-label-alignment text:label-followed-by="listtab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fo:font-family="Verdana" style:font-family-generic="swiss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fo:font-family="Verdana" style:font-family-generic="swiss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fo:font-family="Verdana" style:font-family-generic="swiss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fo:font-family="Verdana" style:font-family-generic="swiss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fo:font-family="Verdana" style:font-family-generic="swiss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fo:font-family="Verdana" style:font-family-generic="swiss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fo:font-family="Verdana" style:font-family-generic="swiss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fo:font-family="Verdana" style:font-family-generic="swiss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08T11:50:22.043356181</dc:date>
    <meta:editing-duration>PT1H4M5S</meta:editing-duration>
    <meta:editing-cycles>20</meta:editing-cycles>
    <meta:document-statistic meta:table-count="1" meta:image-count="0" meta:object-count="0" meta:page-count="6" meta:paragraph-count="172" meta:word-count="1103" meta:character-count="7009" meta:non-whitespace-character-count="6039"/>
  </office:meta>
</office:document-meta>
</file>